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S</mi>
        <mo stretchy="false">=</mo>
        <mn>0</mn>
      </mrow>
      <mi>,</mi>
      <mfrac>
        <mn>1</mn>
        <mn>2</mn>
      </mfrac>
      <mi>,</mi>
      <mn>1</mn>
      <mi>,</mi>
      <mo stretchy="false">…</mo>
      <mi/>
      <mrow>
        <msub>
          <mi>m</mi>
          <mi>S</mi>
        </msub>
        <mo stretchy="false">=</mo>
        <mrow>
          <mo stretchy="false">−</mo>
          <mi>S</mi>
        </mrow>
      </mrow>
      <mrow>
        <mrow>
          <mi>,</mi>
          <mo stretchy="false">−</mo>
          <mi>S</mi>
        </mrow>
        <mo stretchy="false">+</mo>
        <mn>1</mn>
      </mrow>
      <mi>,</mi>
      <mo stretchy="false">…</mo>
      <mrow>
        <mi>,</mi>
        <mo stretchy="false">+</mo>
        <mi>S</mi>
      </mrow>
    </mrow>
    <annotation encoding="StarMath 5.0">S = 0 , 1 over 2 , 1 , dotslow
~~
m _S = -S , -S + 1 , dotslow , +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0:42:53.006000000</meta:creation-date>
    <meta:generator>LibreOffice/4.1.4.2$Windows_x86 LibreOffice_project/0a0440ccc0227ad9829de5f46be37cfb6edcf72</meta:generator>
  </office:meta>
</office:document-meta>
</file>